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Caladea" svg:font-family="Caladea" style:font-adornments="Normal" style:font-family-generic="roman" style:font-pitch="variable"/>
    <style:font-face style:name="Cambria" svg:font-family="Cambr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Demi ITC" svg:font-family="'Eras Demi ITC'"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P_20_titre1">
      <style:text-properties officeooo:rsid="00072e64" officeooo:paragraph-rsid="00072e64"/>
    </style:style>
    <style:style style:name="P2" style:family="paragraph" style:parent-style-name="TP_20_paragraphe">
      <style:text-properties fo:font-weight="bold" officeooo:rsid="00055511" officeooo:paragraph-rsid="00055511" style:font-weight-asian="bold" style:font-weight-complex="bold"/>
    </style:style>
    <style:style style:name="P3" style:family="paragraph" style:parent-style-name="TP_20_paragraphe">
      <style:text-properties fo:font-weight="bold" officeooo:rsid="00072e64" officeooo:paragraph-rsid="00072e64" style:font-weight-asian="bold" style:font-weight-complex="bold"/>
    </style:style>
    <style:style style:name="P4" style:family="paragraph" style:parent-style-name="TP_20_paragraphe">
      <style:text-properties fo:font-weight="bold" officeooo:rsid="0007e6f8" officeooo:paragraph-rsid="0007e6f8" style:font-weight-asian="bold" style:font-weight-complex="bold"/>
    </style:style>
    <style:style style:name="P5" style:family="paragraph" style:parent-style-name="TP_20_paragraphe">
      <style:text-properties officeooo:paragraph-rsid="00055511"/>
    </style:style>
    <style:style style:name="P6" style:family="paragraph" style:parent-style-name="TP_20_paragraphe">
      <style:text-properties officeooo:paragraph-rsid="0005d125"/>
    </style:style>
    <style:style style:name="P7" style:family="paragraph" style:parent-style-name="TP_20_paragraphe">
      <style:text-properties officeooo:rsid="000600d8" officeooo:paragraph-rsid="000600d8"/>
    </style:style>
    <style:style style:name="P8" style:family="paragraph" style:parent-style-name="TP_20_paragraphe">
      <style:text-properties officeooo:rsid="00072e64" officeooo:paragraph-rsid="00072e64"/>
    </style:style>
    <style:style style:name="P9" style:family="paragraph" style:parent-style-name="TP_20_paragraphe">
      <style:text-properties officeooo:rsid="0007e6f8" officeooo:paragraph-rsid="0007e6f8"/>
    </style:style>
    <style:style style:name="P10" style:family="paragraph" style:parent-style-name="TP_20_paragraphe">
      <style:text-properties fo:font-style="normal" fo:font-weight="bold" officeooo:rsid="0007e6f8" officeooo:paragraph-rsid="0007e6f8" style:font-style-asian="normal" style:font-weight-asian="bold" style:font-style-complex="normal" style:font-weight-complex="bold"/>
    </style:style>
    <style:style style:name="P11" style:family="paragraph" style:parent-style-name="TP_20_titre2">
      <style:text-properties fo:font-style="italic" style:font-style-asian="italic" style:font-style-complex="italic"/>
    </style:style>
    <style:style style:name="T1" style:family="text">
      <style:text-properties officeooo:rsid="00036c84"/>
    </style:style>
    <style:style style:name="T2" style:family="text">
      <style:text-properties fo:font-weight="bold" officeooo:rsid="00036c84" style:font-weight-asian="bold" style:font-weight-complex="bold"/>
    </style:style>
    <style:style style:name="T3" style:family="text">
      <style:text-properties fo:font-weight="bold" officeooo:rsid="0007e6f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6c84" style:font-weight-asian="normal" style:font-weight-complex="normal"/>
    </style:style>
    <style:style style:name="T6" style:family="text">
      <style:text-properties fo:font-weight="normal" officeooo:rsid="0007e6f8"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36c84" style:font-style-asian="italic" style:font-weight-asian="normal" style:font-style-complex="italic" style:font-weight-complex="normal"/>
    </style:style>
    <style:style style:name="T9" style:family="text">
      <style:text-properties fo:font-style="italic" fo:font-weight="normal" officeooo:rsid="0003f3d0" style:font-style-asian="italic" style:font-weight-asian="normal" style:font-style-complex="italic" style:font-weight-complex="normal"/>
    </style:style>
    <style:style style:name="T10" style:family="text">
      <style:text-properties fo:font-style="italic" fo:font-weight="normal" officeooo:rsid="0007e6f8" style:font-style-asian="italic" style:font-weight-asian="normal" style:font-style-complex="italic" style:font-weight-complex="normal"/>
    </style:style>
    <style:style style:name="T11" style:family="text">
      <style:text-properties fo:font-style="italic" officeooo:rsid="0003f3d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36c84" style:font-style-asian="normal" style:font-style-complex="normal"/>
    </style:style>
    <style:style style:name="T14" style:family="text">
      <style:text-properties fo:font-style="normal" officeooo:rsid="0003f3d0" style:font-style-asian="normal" style:font-style-complex="normal"/>
    </style:style>
    <style:style style:name="T15" style:family="text">
      <style:text-properties fo:font-style="normal" officeooo:rsid="00055511" style:font-style-asian="normal" style:font-style-complex="normal"/>
    </style:style>
    <style:style style:name="T16" style:family="text">
      <style:text-properties fo:font-style="normal" officeooo:rsid="0005d12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36c84" style:font-style-asian="normal" style:font-weight-asian="normal" style:font-style-complex="normal" style:font-weight-complex="normal"/>
    </style:style>
    <style:style style:name="T19" style:family="text">
      <style:text-properties fo:font-style="normal" fo:font-weight="normal" officeooo:rsid="0003f3d0" style:font-style-asian="normal" style:font-weight-asian="normal" style:font-style-complex="normal" style:font-weight-complex="normal"/>
    </style:style>
    <style:style style:name="T20" style:family="text">
      <style:text-properties fo:font-style="normal" fo:font-weight="normal" officeooo:rsid="00046e28" style:font-style-asian="normal" style:font-weight-asian="normal" style:font-style-complex="normal" style:font-weight-complex="normal"/>
    </style:style>
    <style:style style:name="T21" style:family="text">
      <style:text-properties fo:font-style="normal" fo:font-weight="normal" officeooo:rsid="0004a046" style:font-style-asian="normal" style:font-weight-asian="normal" style:font-style-complex="normal" style:font-weight-complex="normal"/>
    </style:style>
    <style:style style:name="T22" style:family="text">
      <style:text-properties fo:font-style="normal" fo:font-weight="normal" officeooo:rsid="00055511" style:font-style-asian="normal" style:font-weight-asian="normal" style:font-style-complex="normal" style:font-weight-complex="normal"/>
    </style:style>
    <style:style style:name="T23" style:family="text">
      <style:text-properties fo:font-style="normal" fo:font-weight="normal" officeooo:rsid="0005d125" style:font-style-asian="normal" style:font-weight-asian="normal" style:font-style-complex="normal" style:font-weight-complex="normal"/>
    </style:style>
    <style:style style:name="T24" style:family="text">
      <style:text-properties fo:font-style="normal" fo:font-weight="normal" officeooo:rsid="00072e64" style:font-style-asian="normal" style:font-weight-asian="normal" style:font-style-complex="normal" style:font-weight-complex="normal"/>
    </style:style>
    <style:style style:name="T25" style:family="text">
      <style:text-properties fo:font-style="normal" fo:font-weight="normal" officeooo:rsid="0007e6f8" style:font-style-asian="normal" style:font-weight-asian="normal" style:font-style-complex="normal" style:font-weight-complex="normal"/>
    </style:style>
    <style:style style:name="T26" style:family="text">
      <style:text-properties fo:font-style="normal" fo:font-weight="bold" officeooo:rsid="00036c84" style:font-style-asian="normal" style:font-weight-asian="bold" style:font-style-complex="normal" style:font-weight-complex="bold"/>
    </style:style>
    <style:style style:name="T27" style:family="text">
      <style:text-properties fo:font-style="normal" fo:font-weight="bold" officeooo:rsid="00046e28" style:font-style-asian="normal" style:font-weight-asian="bold" style:font-style-complex="normal" style:font-weight-complex="bold"/>
    </style:style>
    <style:style style:name="T28" style:family="text">
      <style:text-properties fo:font-style="normal" fo:font-weight="bold" officeooo:rsid="0003f3d0" style:font-style-asian="normal" style:font-weight-asian="bold" style:font-style-complex="normal" style:font-weight-complex="bold"/>
    </style:style>
    <style:style style:name="T29" style:family="text">
      <style:text-properties fo:font-style="normal" fo:font-weight="bold" officeooo:rsid="0005d125"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officeooo:rsid="00072e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re_20_TP" text:outline-level="1">TP C++4 : Héritage et Polymorphisme</text:h>
      <text:p text:style-name="TP_20_paragraphe"/>
      <text:p text:style-name="TP_20_paragraphe"/>
      <text:p text:style-name="TP_20_paragraphe"/>
      <text:p text:style-name="TP_20_paragraphe">Le but du livrable est de proposer un logiciel permettant la gestion de formes diverses dont la lite exhaustive est : segment, rectangle, polygone convexe, réunion de formes, intersection de formes.</text:p>
      <text:p text:style-name="TP_20_paragraphe"/>
      <text:p text:style-name="TP_20_paragraphe">L'utilisateur peut effectuer une liste d'actions à savoir :</text:p>
      <text:p text:style-name="TP_20_paragraphe">- créer ces formes</text:p>
      <text:p text:style-name="TP_20_paragraphe">- les détruires une à une ou toutes d'un coup</text:p>
      <text:p text:style-name="TP_20_paragraphe">- vérifier si un point est dans une forme</text:p>
      <text:p text:style-name="TP_20_paragraphe">- la déplacer</text:p>
      <text:p text:style-name="TP_20_paragraphe">- les lister</text:p>
      <text:p text:style-name="TP_20_paragraphe">- refaire une action ou l'annuler</text:p>
      <text:p text:style-name="TP_20_paragraphe">- charger/sauvergarder dans un fichier les données courantes</text:p>
      <text:p text:style-name="TP_20_paragraphe">- sortir du logiciel</text:p>
      <text:p text:style-name="TP_20_paragraphe"/>
      <text:p text:style-name="TP_20_paragraphe">Le logiciel est donc composé de plusieurs éléments bien identifiables :</text:p>
      <text:p text:style-name="TP_20_paragraphe"><text:span text:style-name="T1">- </text:span><text:span text:style-name="T2">ShapeManager : </text:span><text:span text:style-name="T1">un conteneur de formes qui pourra effectuer des opérations sur celles-ci, (quasiment toutes celles qui sont listées ci-dessus)</text:span></text:p>
      <text:p text:style-name="TP_20_paragraphe"><text:span text:style-name="T1">- </text:span><text:span text:style-name="T2">History :</text:span><text:span text:style-name="T5"> l'élément qui va récupérer les entrées utilisateurs et les formater pour le </text:span><text:span text:style-name="T8">ShapeManager</text:span><text:span text:style-name="T18">. Par conséquent il pourra aussi faire les Undo/Redo des actions</text:span></text:p>
      <text:p text:style-name="TP_20_paragraphe"><text:span text:style-name="T18">- </text:span><text:span text:style-name="T26">UndoRedoFunction :</text:span><text:span text:style-name="T18"> un objet typique qui va avoir une fonction Do et une fonction Undo pour pouvoir </text:span><text:span text:style-name="T21">dé</text:span><text:span text:style-name="T18">faire ou refaire une action</text:span></text:p>
      <text:p text:style-name="TP_20_paragraphe"><text:span text:style-name="T18">- </text:span><text:span text:style-name="T26">Shape :</text:span><text:span text:style-name="T18"> les formes en elle-mêmes</text:span></text:p>
      <text:p text:style-name="TP_20_paragraphe"><text:span text:style-name="T20">- </text:span><text:span text:style-name="T27">Vector2D : </text:span><text:span text:style-name="T20">une classe utilitaire qui nous permet tout plein d'opérations sur les points. </text:span><text:span text:style-name="T23">Suivant son utilisation quand on parlera de point ou de vecteur (en deux dimensions) cela fera référence à cette classe.</text:span></text:p>
      <text:p text:style-name="TP_20_paragraphe"/>
      <text:p text:style-name="TP_20_paragraphe"><text:span text:style-name="T20">- </text:span><text:span text:style-name="T29">util : </text:span><text:span text:style-name="T23">réimplémentation maison de fonction utile de la STL(à cause de problème avec MinGW)</text:span><text:span text:style-name="T20">.</text:span></text:p>
      <text:p text:style-name="TP_20_paragraphe"/>
      <text:p text:style-name="TP_20_paragraphe"/>
      <text:p text:style-name="TP_20_paragraphe"/>
      <text:p text:style-name="TP_20_paragraphe"/>
      <text:p text:style-name="TP_20_paragraphe"/>
      <text:p text:style-name="TP_20_paragraphe"/>
      <text:h text:style-name="TP_20_titre1" text:outline-level="2"><text:soft-page-break/>Shapes</text:h>
      <text:p text:style-name="TP_20_paragraphe"/>
      <text:p text:style-name="TP_20_paragraphe">Pour les shapes nous avons besoin de quelques outils pour les manipuler et les créer qui sont propres à chaque type de formes. Mais on peut tout de même les séparer en deux classes : les formes simples et les formes composées.</text:p>
      <text:p text:style-name="TP_20_paragraphe"/>
      <text:p text:style-name="TP_20_paragraphe"><text:span text:style-name="T13">En commun elles disposent d'</text:span><text:span text:style-name="T14">attributs </text:span><text:span text:style-name="T13">:</text:span></text:p>
      <text:p text:style-name="TP_20_paragraphe"><text:span text:style-name="T26">name : </text:span><text:span text:style-name="T18">le nom de la forme</text:span></text:p>
      <text:p text:style-name="TP_20_paragraphe"><text:span text:style-name="T26">offset :</text:span><text:span text:style-name="T18"> le décalage par rapport au centre du quadrillage</text:span></text:p>
      <text:p text:style-name="TP_20_paragraphe"><text:span text:style-name="T26">shapeType </text:span><text:span text:style-name="T13">:</text:span><text:span text:style-name="T18"> leur type (segment, rectangle,...). Ca fait redondance, mais c'est utile pour l'utilisa</text:span><text:span text:style-name="T19">tion de méthodes.</text:span></text:p>
      <text:p text:style-name="TP_20_paragraphe"/>
      <text:p text:style-name="TP_20_paragraphe"><text:span text:style-name="T19">De même toutes les </text:span><text:span text:style-name="T9">Shapes</text:span><text:span text:style-name="T19"> doivent permettre certains services :</text:span></text:p>
      <text:p text:style-name="TP_20_paragraphe"><text:span text:style-name="T28">Clone()</text:span><text:span text:style-name="T14"> : </text:span><text:span text:style-name="T19">renvoie une copie d'elle même</text:span></text:p>
      <text:p text:style-name="TP_20_paragraphe"><text:span text:style-name="T28">GetName() / GetOffset() / GetType()</text:span><text:span text:style-name="T14"> :</text:span><text:span text:style-name="T19"> pour récupérer les attributs</text:span></text:p>
      <text:p text:style-name="TP_20_paragraphe"><text:span text:style-name="T28">bool IsInShape(Vector2D) </text:span><text:span text:style-name="T14">: </text:span><text:span text:style-name="T19">pour savoir si un point est dans la forme</text:span></text:p>
      <text:p text:style-name="TP_20_paragraphe"><text:span text:style-name="T28">Move(Vector2D)</text:span><text:span text:style-name="T14">:</text:span><text:span text:style-name="T19"> pour décaler l'offset</text:span></text:p>
      <text:p text:style-name="P2"><text:span text:style-name="T14">t</text:span><text:span text:style-name="T12">oStore() : </text:span><text:span text:style-name="T17">renvoie la chaîne qui permet de sauvegarder la figure</text:span></text:p>
      <text:p text:style-name="P2"><text:span text:style-name="T12">toString() :</text:span><text:span text:style-name="T17"> renvoie la chaine qui permet de l'afficher de manière user-friendly</text:span></text:p>
      <text:p text:style-name="P2"><text:span text:style-name="T12"/></text:p>
      <text:p text:style-name="TP_20_paragraphe"/>
      <text:p text:style-name="TP_20_paragraphe"/>
      <text:list xml:id="list823997771099773718" text:style-name="List_20_1">
        <text:list-item>
          <text:h text:style-name="P11" text:outline-level="3"><text:span text:style-name="T1">ShapeSingle</text:span><text:span text:style-name="T5"> </text:span></text:h>
        </text:list-item>
      </text:list>
      <text:p text:style-name="TP_20_paragraphe"><text:span text:style-name="T18">Hérite des propriétés de </text:span><text:span text:style-name="T13">Shape </text:span><text:span text:style-name="T19">mais redéfini IsInShape suivant Rectangle/Segment ou Polygone Convexe.</text:span></text:p>
      <text:p text:style-name="TP_20_paragraphe"><text:span text:style-name="T19">Elle ajoute aussi un </text:span><text:span text:style-name="T25">tableau de </text:span><text:span text:style-name="T14"><text:s/>points </text:span><text:span text:style-name="T19">qui contient les points définissant la figure qui sont interprétés différemment suivant les formes.</text:span></text:p>
      <text:p text:style-name="P5"><text:span text:style-name="T28">Segment</text:span><text:span text:style-name="T14"> :</text:span><text:span text:style-name="T19"> </text:span><text:span text:style-name="T22">Un nom, le point A et le point B extrémité du segment.</text:span></text:p>
      <text:p text:style-name="P5"><text:span text:style-name="T19">IsInShape vérifie si le point se trouve bien sur le segment par un test de colinéarité</text:span></text:p>
      <text:p text:style-name="TP_20_paragraphe"/>
      <text:p text:style-name="P5"><text:span text:style-name="T28">Rectangle</text:span><text:span text:style-name="T14"> : </text:span><text:span text:style-name="T15">Un nom</text:span><text:span text:style-name="T19">, un coin, puis le coin opposé dans la diagonale quelqu'il soit. </text:span></text:p>
      <text:p text:style-name="P7"><text:span text:style-name="T19">J</text:span><text:span text:style-name="T17">'ai conscience que le premier CdC ne demandait que haut-gauche et bas-droite, mais cette version est plus laxe, et surtout elle évite d'appeler une fonction de vérification avant la création (mais reformate l'information pendant).</text:span></text:p>
      <text:p text:style-name="P5"><text:span text:style-name="T19">IsInS</text:span><text:span text:style-name="T23">h</text:span><text:span text:style-name="T19">ape vérifie si le point est bien dans le rectangle en s'assurant plutôt qu'il n'est pas à l'extérieur.</text:span></text:p>
      <text:p text:style-name="TP_20_paragraphe"/>
      <text:p text:style-name="P6"><text:span text:style-name="T28">PolyConv</text:span><text:span text:style-name="T14"> : </text:span><text:span text:style-name="T16">Un </text:span><text:span text:style-name="T19">nom et un </text:span><text:span text:style-name="T23">tableau des points qu'on veut ajouter.</text:span><text:span text:style-name="T19"> </text:span></text:p>
      <text:p text:style-name="P6"><text:soft-page-break/><text:span text:style-name="T19">Elle fournit une méthode static </text:span><text:span text:style-name="T14">VerifyConvexity </text:span><text:span text:style-name="T19">qui permet de vérifier si les points forment bien un polygone convexe. </text:span><text:span text:style-name="T23">On peut créer un PolyConv sans vérifier, mais</text:span><text:span text:style-name="T19"> les résultats de </text:span><text:span text:style-name="T14">IsInShape</text:span><text:span text:style-name="T19"> seront imprévisibles.</text:span></text:p>
      <text:p text:style-name="TP_20_paragraphe">IsInShape vérifie pendant le parcours des côtés du polygone que le point testé est toujours à gauche de chaque segment dans un parcours trigonométrique du polygone.</text:p>
      <text:p text:style-name="TP_20_paragraphe"/>
      <text:list xml:id="list175408978381986" text:continue-numbering="true" text:style-name="List_20_1">
        <text:list-item>
          <text:h text:style-name="TP_20_titre2" text:outline-level="3">Shape Multiple</text:h>
        </text:list-item>
      </text:list>
      <text:p text:style-name="TP_20_paragraphe"><text:span text:style-name="T19">Hérite de </text:span><text:span text:style-name="T14">Shape </text:span><text:span text:style-name="T19">aussi et rédéfini aussi IsInShape suivant si Réunion ou Intersection.</text:span></text:p>
      <text:p text:style-name="TP_20_paragraphe"><text:span text:style-name="T19">Ajoute aussi un </text:span><text:span text:style-name="T25">tableau de</text:span><text:span text:style-name="T14"> shapes </text:span><text:span text:style-name="T19">qui contient toutes les shapes qui composent le </text:span><text:span text:style-name="T9">ShapeMultiple</text:span><text:span text:style-name="T19">. L'avantage de cet héritage c'est qu'il est très facile de faire des shapes de shapes qui contiennent des shapes à l'infini (enfin jusqu'à blinder la mémoire).</text:span></text:p>
      <text:p text:style-name="TP_20_paragraphe"/>
      <text:p text:style-name="TP_20_paragraphe"><text:span text:style-name="T28">PolyUnion : </text:span><text:span text:style-name="T19">Un nom, et un </text:span><text:span text:style-name="T24">tableau de vecteurs</text:span><text:span text:style-name="T14"> </text:span><text:span text:style-name="T19">pour le créer.</text:span></text:p>
      <text:p text:style-name="TP_20_paragraphe"><text:span text:style-name="T19">IsInShape appelle le IsInShape de chaque shape de </text:span><text:span text:style-name="T9">shapes </text:span><text:span text:style-name="T19">et si pour au moins l'une de ces figures on trouve un IsInShape vrai, alors le point est bien dans le PolyUnion.</text:span></text:p>
      <text:p text:style-name="TP_20_paragraphe"/>
      <text:p text:style-name="TP_20_paragraphe"><text:span text:style-name="T28">PolyIntersect : </text:span><text:span text:style-name="T19">Un nom, et un </text:span><text:span text:style-name="T24">tableau de vecteurs</text:span><text:span text:style-name="T14"> </text:span><text:span text:style-name="T19">pour le créer.</text:span></text:p>
      <text:p text:style-name="TP_20_paragraphe"><text:span text:style-name="T19">IsInShape appelle le IsInShape de chaque shape de </text:span><text:span text:style-name="T9">shapes </text:span><text:span text:style-name="T19">et si pour au moins l'une de ces figures on trouve un IsInShape </text:span><text:span text:style-name="T20">faux</text:span><text:span text:style-name="T19"> alors le point </text:span><text:span text:style-name="T20">n'</text:span><text:span text:style-name="T19">est </text:span><text:span text:style-name="T20">pas dans le PolyIntersect (donc toutes les sous-shapes doivent posséder le point)</text:span></text:p>
      <text:p text:style-name="TP_20_paragraphe"/>
      <text:p text:style-name="TP_20_paragraphe"/>
      <text:h text:style-name="TP_20_titre1" text:outline-level="2">Vector2D</text:h>
      <text:p text:style-name="TP_20_paragraphe">Sans trop s'attarder, cette classe peut à la fois être vue comme un simple point, ou comme un vecteur en deux dimensions. Elle rédéfinit tout un tas de calculs comme les additions/soustraction de vecteurs entre eux ou multiplication/division par des scalaires mais aussi des fonctions plus complexes comme les calculs d'angles entre vecteurs ou le déterminant d'une matrice de deux vecteurs. J'en abuse de partout dans le programme ce qui le rend plus lisible.</text:p>
      <text:p text:style-name="TP_20_paragraphe"/>
      <text:h text:style-name="TP_20_titre1" text:outline-level="2">ShapeManager</text:h>
      <text:p text:style-name="TP_20_paragraphe">Le conteneur de formes. Il ne peut contenir qu'une seule forme de chaque noms. Et il permet d'encapsuler un maximum de méthodes pour gérer de manière efficaces les formes <text:span text:style-name="T33">en voici la liste :</text:span></text:p>
      <text:p text:style-name="P3">Add(Shape*)<text:span text:style-name="T4"> : permet d'ajouter une forme</text:span></text:p>
      <text:p text:style-name="P3">Delete(nom)<text:span text:style-name="T4"> : permet d'enlever une forme</text:span></text:p>
      <text:p text:style-name="P3">Move(nom, vecteur2D) : <text:span text:style-name="T4">permet de déplacement une forme d'un vecteur2D.</text:span></text:p>
      <text:p text:style-name="P3">Hit(nom, point) : <text:span text:style-name="T4">permet de vérifier si un point est dans la forme dont on a donné le nom.</text:span></text:p>
      <text:p text:style-name="P3">Empty() : <text:span text:style-name="T4">supprime toutes les formes</text:span></text:p>
      <text:p text:style-name="P3"><text:soft-page-break/>List()<text:span text:style-name="T4">: affiche toutes les formes dans la sortie principale du programme</text:span></text:p>
      <text:p text:style-name="P3">IsInTable(nom) :<text:span text:style-name="T4"> vérifie si une forme est bien dans le ShapeManager</text:span></text:p>
      <text:p text:style-name="P3">findShape(nom) : <text:span text:style-name="T4">renvoie la forme dont on a donné le nom. A utiliser avec précaution pour deux raisons : elle n'assure pas la présence de la forme donc il faut vérifier avec IsInTable avant. Et elle donne accès directement à la forme et pas à une copie donc on peut modifier la frme autrement que par les méthodes du ShapeManager.</text:span></text:p>
      <text:p text:style-name="P3">TableCopy() <text:span text:style-name="T4">: </text:span><text:s/><text:span text:style-name="T4">renvoie un tableau contenant des copies de toutes les formes</text:span></text:p>
      <text:p text:style-name="P3"><text:span text:style-name="T4"/></text:p>
      <text:p text:style-name="P3"><text:span text:style-name="T4">Le ShapeManager n'a pas besoin de paramètres particulier pour être construit, c'est une classe utilitaire qui assure d'éviter les mauvaises manipulations.</text:span></text:p>
      <text:p text:style-name="P3"><text:span text:style-name="T4"/></text:p>
      <text:p text:style-name="P3"><text:span text:style-name="T4">Par manque de temps, j'ai rajouté </text:span>Answer(string, boolean isOk)<text:span text:style-name="T4"> qui affiche OK|ERR (suivant isOk) et une ligne de commentaire. Avec plus de temps, j'aurais pu développer un vrai système d'erreur. De même </text:span>List()<text:span text:style-name="T4"> est une faute de conception qui aurait du être décalé dans History en utilisant le </text:span>TableCopy()<text:span text:style-name="T4">. Quoiqu'il en soit, cela fonctionne parfaitement et est très simplement modifiable si besoin.</text:span></text:p>
      <text:p text:style-name="P3"><text:span text:style-name="T4"/></text:p>
      <text:h text:style-name="P1" text:outline-level="2">History</text:h>
      <text:p text:style-name="P8">La classe qui récupère les entrées utilisateur.</text:p>
      <text:p text:style-name="P8">Elle se charge de les formater, de vérifier que l'utilisateur ne puisse pas faire planter le programme en rentrant des commandes interdites, mal écrites ou autre (message d'erreur mais le programme continue). Elle assure aussi la charge des <text:span text:style-name="T4">Undo/Redo.</text:span></text:p>
      <text:p text:style-name="P8"><text:span text:style-name="T4">La seule fonction publique qu'on peut utiliser de l'extérieur de la classe est </text:span><text:span text:style-name="T3">Read(flux d'entrée) </text:span><text:span text:style-name="T6">qui récupère les entrées utilisateur. Tout commande de l'utilisateur avec une mauvaise syntaxe fera apparaitre l'aide (globale si le nom de commande est mauvais, just pour la commande en question si la commande est bien orthographiée)</text:span></text:p>
      <text:p text:style-name="P9"><text:span text:style-name="T4">En méthodes privée on a :</text:span></text:p>
      <text:p text:style-name="P4">Do(UndoRedoFunction) : <text:span text:style-name="T4">qui ajoute à la liste des fonctions annulable celle qu'on a donné en paramètre</text:span></text:p>
      <text:p text:style-name="P4">Undo() :<text:span text:style-name="T4"> qui annule la dernière opération</text:span></text:p>
      <text:p text:style-name="P4">Redo() : <text:span text:style-name="T4">qui refait la dernière opération</text:span></text:p>
      <text:p text:style-name="P4">Add(Shape*) : <text:span text:style-name="T4">qui ajoute une forme avec message de réussite pour cette forme</text:span></text:p>
      <text:p text:style-name="P10">Store(nom_de_fichier): <text:span text:style-name="T4">enregistre dans le fichier nom_de_fichier d'un dossier </text:span><text:span text:style-name="T7">saves</text:span></text:p>
      <text:p text:style-name="P4">Load(nom_de_fichier) : <text:span text:style-name="T4">recharge un fichier du dossier </text:span><text:span text:style-name="T7">saves</text:span><text:span text:style-name="T17">. Attention, toutes redondance de nom entre les formes chargées et les formes déjà présentes fera que les formes ne seront pas chargées même si leur état est différent. En revanche cela génèrera une erreur par forme non chargée ce qui permet d'en suivre l'état.</text:span></text:p>
      <text:p text:style-name="P4"><text:span text:style-name="T12">Stack(flux d'entrée) : </text:span><text:span text:style-name="T17">fonction récursive qui permet de parcourir le le fichier pendant le </text:span><text:span text:style-name="T12">Load</text:span><text:span text:style-name="T17">. Très importante pour les formes composées.</text:span></text:p>
      <text:p text:style-name="P4"><text:span text:style-name="T17"/></text:p>
      <text:p text:style-name="P4"><text:span text:style-name="T17">En attribut on a :</text:span></text:p>
      <text:p text:style-name="P4"><text:soft-page-break/><text:span text:style-name="T12">Manager : </text:span><text:span text:style-name="T17">le ShapeManager sur lequel effectuer les opérations.</text:span></text:p>
      <text:p text:style-name="P4"><text:span text:style-name="T12">STACK_MAX :</text:span><text:span text:style-name="T17"> le nombre de Undo/Redo successifs max</text:span></text:p>
      <text:p text:style-name="P4"><text:span text:style-name="T12">undoDeque/redoDeque : </text:span><text:span text:style-name="T17">les deux piles de undo et redo. Un </text:span><text:span text:style-name="T12">Undo() </text:span><text:span text:style-name="T17">enlève l'action du haut de </text:span><text:span text:style-name="T12">undoDeque </text:span><text:span text:style-name="T32">et la met dans </text:span><text:span text:style-name="T31">redoDeque.</text:span><text:span text:style-name="T32"> Et inversement. Si on met plus de STACK_MAX actions dans une pile, la plus ancienne disparait à tout jamais et n'est plus reversible.</text:span></text:p>
      <text:p text:style-name="TP_20_paragraphe"/>
      <text:p text:style-name="TP_20_paragraph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Caladea" svg:font-family="Caladea" style:font-adornments="Normal" style:font-family-generic="roman" style:font-pitch="variable"/>
    <style:font-face style:name="Cambria" svg:font-family="Cambr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Demi ITC" svg:font-family="'Eras Demi ITC'"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_20_TP" style:display-name="Titre TP" style:family="paragraph" style:parent-style-name="Standard" style:auto-update="true" style:default-outline-level="1" style:list-style-name="" style:master-page-name="">
      <loext:graphic-properties draw:fill-image-width="0cm" draw:fill-image-height="0cm"/>
      <style:paragraph-properties fo:text-align="center" style:justify-single-word="false" style:page-number="auto" style:shadow="none" style:vertical-align="middle" style:writing-mode="page">
        <style:tab-stops/>
      </style:paragraph-properties>
      <style:text-properties fo:text-transform="capitalize" fo:color="#000080" style:font-name="Eras Demi ITC" fo:font-family="'Eras Demi ITC'" style:font-style-name="Normal" style:font-family-generic="swiss" style:font-pitch="variable" fo:font-size="24pt" fo:font-style="normal" fo:font-weight="normal" officeooo:rsid="0003f3d0" style:font-style-asian="normal" style:font-weight-asian="normal" style:font-style-complex="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P_20_paragraphe" style:display-name="TP paragraphe" style:family="paragraph" style:parent-style-name="Text_20_body" style:master-page-name="">
      <loext:graphic-properties draw:fill-image-width="0cm" draw:fill-image-height="0cm"/>
      <style:paragraph-properties fo:text-align="justify" style:justify-single-word="false" style:page-number="auto" style:shadow="none" style:writing-mode="page">
        <style:tab-stops/>
      </style:paragraph-properties>
      <style:text-properties style:font-name="Cambria" fo:font-family="Cambria" style:font-style-name="Normal" style:font-family-generic="roman" style:font-pitch="variable"/>
    </style:style>
    <style:style style:name="TP_20_titre1" style:display-name="TP titre1" style:family="paragraph" style:parent-style-name="TP_20_paragraphe" style:default-outline-level="2" style:list-style-name="">
      <style:paragraph-properties style:writing-mode="page"/>
      <style:text-properties style:font-name="Caladea" fo:font-family="Caladea" style:font-style-name="Normal" style:font-family-generic="roman" style:font-pitch="variable" fo:font-size="20pt"/>
    </style:style>
    <style:style style:name="TP_20_titre2" style:display-name="TP titre2" style:family="paragraph" style:parent-style-name="TP_20_paragraphe" style:default-outline-level="3" style:list-style-name="List_20_1">
      <style:paragraph-properties style:writing-mode="page">
        <style:tab-stops>
          <style:tab-stop style:position="0.499cm"/>
        </style:tab-stops>
        <style:drop-cap/>
      </style:paragraph-properties>
      <style:text-properties style:font-name="Caladea" fo:font-family="Caladea" style:font-style-name="Normal" style:font-family-generic="roman" style:font-pitch="variable" fo:font-size="16pt" fo:font-style="italic" fo:font-weight="bold" fo:background-color="transparen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38S</meta:editing-duration>
    <meta:editing-cycles>5</meta:editing-cycles>
    <meta:generator>LibreOffice/5.0.4.2$Windows_x86 LibreOffice_project/2b9802c1994aa0b7dc6079e128979269cf95bc78</meta:generator>
    <dc:date>2016-02-05T17:54:08.432000000</dc:date>
    <dc:creator>Quentin Guye</dc:creator>
    <meta:document-statistic meta:table-count="0" meta:image-count="0" meta:object-count="0" meta:page-count="5" meta:paragraph-count="80" meta:word-count="1364" meta:character-count="8303" meta:non-whitespace-character-count="7016"/>
    <meta:user-defined meta:name="Info 1"/>
    <meta:user-defined meta:name="Info 2"/>
    <meta:user-defined meta:name="Info 3"/>
    <meta:user-defined meta:name="Info 4"/>
  </office:meta>
</office:document-meta>
</file>